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 style:list-style-name="L1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text:tab/></text:span>Projet réseaux sociaux :</text:p>
      <text:p text:style-name="P2"/>
      <text:list xml:id="list3657696837219510059" text:style-name="L1">
        <text:list-item>
          <text:p text:style-name="P4">Réseau social : Instagram</text:p>
        </text:list-item>
        <text:list-item>
          <text:p text:style-name="P4">Avantages : réseau mobile numéro 1, touche énormément de personnes, simple d'accès, grande diffusion</text:p>
        </text:list-item>
        <text:list-item>
          <text:p text:style-name="P4">Sécurité : </text:p>
          <text:list>
            <text:list-item>
              <text:p text:style-name="P4">Authentification 2 facteurs (code par sms ou un code de connexion envoyé par une application comme Google Authentificator par exemple), 2ème option recommandé.</text:p>
            </text:list-item>
            <text:list-item>
              <text:p text:style-name="P4">Avoir son numéro de téléphone et son email à jour (peut-être une adresse mail créer spécifiquement pour le compte). Car permet de pouvoir récupérer son compte si il a été piraté.</text:p>
            </text:list-item>
            <text:list-item>
              <text:p text:style-name="P4">Avoir à l'esprit qu'Instagram n'envoie jamais de message direct sur le réseau social, il y a de plus en plus d'arnaque de compte malveillants qui envoient des messages directs pour obtenir vos informations sensibles. Si Instagram vous contact sa sera par l'onglet email dans vos paramètres.</text:p>
            </text:list-item>
            <text:list-item>
              <text:p text:style-name="P4">Activer la demande de connexion en plus de l'authentification à 2 facteurs. Cela vous permettra de recevoir une alerte à chaque tentative de connexion depuis un appareil ou navigateur inconnu. Sur cette alerte vous aurez : le nom de l'appareil, sa géolocalisation et vous pourrez approuver ou refuser la connexion</text:p>
            </text:list-item>
            <text:list-item>
              <text:p text:style-name="P4">Possibilité de signaler les comptes que nous trouvons suspect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0-26T14:01:33</meta:creation-date>
    <dc:date>2021-12-13T17:06:42</dc:date>
    <dc:creator>Jordan </dc:creator>
    <meta:editing-duration>PT2M57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9" meta:word-count="191" meta:character-count="1173"/>
  </office:meta>
</office:document-meta>
</file>